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2" style:family="table">
      <style:table-properties style:width="13.534cm" fo:margin-left="1.335cm" table:align="left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8.931cm"/>
    </style:style>
    <style:style style:name="Tabe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3.534cm" fo:margin-left="1.335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7.117cm"/>
    </style:style>
    <style:style style:name="Tabela3.C" style:family="table-column">
      <style:table-column-properties style:column-width="3.427cm"/>
    </style:style>
    <style:style style:name="Tabe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 fo:orphans="0" fo:widows="0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9" style:family="paragraph" style:parent-style-name="Standard">
      <style:text-properties fo:font-size="14pt" style:font-size-asian="14pt" style:font-name-complex="Arial" style:font-size-complex="14pt"/>
    </style:style>
    <style:style style:name="P10" style:family="paragraph" style:parent-style-name="Standard">
      <style:text-properties style:font-name="Verdana" fo:font-size="10pt" style:font-size-asian="10pt" style:font-name-complex="Arial" style:font-size-complex="10pt" text:display="none"/>
    </style:style>
    <style:style style:name="P1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style:language-asian="en" style:country-asian="US" style:font-name-complex="Arial" style:font-size-complex="10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language-asian="en" style:country-asian="US" style:font-name-complex="Arial" style:font-size-complex="10pt"/>
    </style:style>
    <style:style style:name="P15" style:family="paragraph" style:parent-style-name="Text_20_body">
      <style:text-properties style:font-name-complex="Aria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Tahoma" fo:font-size="10pt" style:font-size-asian="10pt" style:font-size-complex="10pt"/>
    </style:style>
    <style:style style:name="P18" style:family="paragraph" style:parent-style-name="Table_20_Contents">
      <style:text-properties fo:color="#000000" style:font-name="Tahoma" fo:font-size="10pt" style:font-size-asian="10pt" style:font-size-complex="10pt"/>
    </style:style>
    <style:style style:name="P19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Tahoma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style:font-name="Tahoma" fo:font-size="10pt" style:font-size-asian="10pt" style:font-name-complex="Arial" style:font-size-complex="10pt"/>
    </style:style>
    <style:style style:name="P21" style:family="paragraph" style:parent-style-name="Standard" style:master-page-name="MP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style:font-name="Tahoma" fo:font-size="10pt" style:font-size-asian="10pt" style:font-size-complex="10pt"/>
    </style:style>
    <style:style style:name="T4" style:family="text">
      <style:text-properties style:font-name="Tahoma" fo:font-size="10pt" style:font-size-asian="10pt" style:language-asian="en" style:country-asian="US" style:font-name-complex="Arial" style:font-size-complex="10pt"/>
    </style:style>
    <style:style style:name="T5" style:family="text">
      <style:text-properties style:font-name="Arial" fo:font-size="10pt" style:font-size-asian="10pt"/>
    </style:style>
    <style:style style:name="T6" style:family="text">
      <style:text-properties style:font-name="Arial" fo:font-size="10pt" fo:language="en" fo:country="US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>Food Delivery Web</text:p>
      <text:p text:style-name="P11">Documento de Visão</text:p>
      <text:p text:style-name="P3"/>
      <text:p text:style-name="P8">Histórico de Revi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5">Versão</text:p>
          </table:table-cell>
          <table:table-cell table:style-name="Tabela1.A1" office:value-type="string">
            <text:p text:style-name="P5">Descrição</text:p>
          </table:table-cell>
          <table:table-cell table:style-name="Tabela1.D1" office:value-type="string">
            <text:p text:style-name="P5">Autor</text:p>
          </table:table-cell>
        </table:table-row>
        <table:table-row>
          <table:table-cell table:style-name="Tabela1.A2" office:value-type="string">
            <text:p text:style-name="P6">10/10/2009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7">Criação do documento de visão</text:p>
          </table:table-cell>
          <table:table-cell table:style-name="Tabela1.D2" office:value-type="string">
            <text:p text:style-name="P6">estevaobissoli</text:p>
          </table:table-cell>
        </table:table-row>
        <table:table-row>
          <table:table-cell table:style-name="Tabela1.A2" office:value-type="string">
            <text:p text:style-name="P6">15/10/2009</text:p>
          </table:table-cell>
          <table:table-cell table:style-name="Tabela1.A2" office:value-type="string">
            <text:p text:style-name="P6">1.1</text:p>
          </table:table-cell>
          <table:table-cell table:style-name="Tabela1.A2" office:value-type="string">
            <text:p text:style-name="P7">Revisão do documento de visão</text:p>
          </table:table-cell>
          <table:table-cell table:style-name="Tabela1.D2" office:value-type="string">
            <text:p text:style-name="P6">Janaina</text:p>
          </table:table-cell>
        </table:table-row>
      </table:table>
      <text:p text:style-name="Text_20_body"/>
      <text:h text:style-name="Heading_20_1" text:outline-level="1">Objetivo</text:h>
      <text:p text:style-name="P12">O objetivo deste documento é contextualizar e descrever o problema, informar como o mesmo está sendo abordado atualmente e propor uma solução, definindo o seu escopo e identificando as restrições que a limitam.</text:p>
      <text:p text:style-name="P12">Relaciona ainda os envolvidos e usuários, assim como descreve os requisitos de negócio que devem ser atendidos. Dessa forma, este documento fornece insumos para o acordo com o cliente, a estimativa de esforço e o desenvolvimento da solução.</text:p>
      <text:h text:style-name="Heading_20_1" text:outline-level="1">Referências</text:h>
      <text:p text:style-name="Text_20_body">Site RestauranteWeb – <text:a xlink:type="simple" xlink:href="http://www.restauranteweb.com.br/" office:target-frame-name="_top" xlink:show="replace">http://www.restauranteweb.com.br</text:a></text:p>
      <text:p text:style-name="Text_20_body">MACA (Middleware de Autenticação e Controle de Acesso) - <text:a xlink:type="simple" xlink:href="http://maca.sourceforge.net/" office:target-frame-name="_top" xlink:show="replace">http://maca.sourceforge.net/</text:a></text:p>
      <text:h text:style-name="Heading_20_1" text:outline-level="1">Visão Geral do Problema</text:h>
      <text:p text:style-name="P13">A carteira de clientes de pequenos e médios estabelecimentos do ramo alimentícia geralmente se restringe a um bairro ou uma determinada região específica, limitando sua receita. Além disso, quando possuem serviço de entrega (delivery) por telefone, há uma dificuldade de exibir o menu de opções para o cliente, que muitas vezes passa seguidos minutos ao telefone para examinar as variedades e preços do estabelecimento, se tornando muitas vezes uma situação desgastante, tanto para o estabelecimento, que poderia estar atendendo outros clientes, agilizando o serviço e aumentando sua receita, quanto para o cliente, que perde muito tempo para simplesmente selecionar uma opção. Além disso, por falta de conhecimento, ou de uma rede centralizada de estabelecimentos desse ramo, o cliente desconhece outras opções que poderiam satisfazê-lo.</text:p>
      <text:h text:style-name="Heading_20_1" text:outline-level="1"><text:soft-page-break/>Visão Geral do Ambiente Atual</text:h>
      <text:p text:style-name="P13">Cada vez mais as pessoas estão preferindo realizar suas compras e efetuar seus débitos da sua própria casa, seja por causa da violência urbana, ou simplesmente pela comodidade oferecida por este tipo de serviço.</text:p>
      <text:p text:style-name="P13">Grande parte dos estabelecimentos do ramo alimentício, principalmente os que estão ligado aos chamados “fast foods” ou pizzarias oferecem serviço de “delivery” por telefone. Normalmente, o cliente liga para o estabelecimento, solicita a lista de opções, o estabelecimento anota o pedido, realiza o cadastro do cliente em um sistema ou em um formulário impresso e em seguida, se o endereço do cliente estiver em uma área coberta pelo atendimento, o pedido é entregue.</text:p>
      <text:h text:style-name="Heading_20_1" text:outline-level="1">Envolvidos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Função/Papel</text:p>
          </table:table-cell>
          <table:table-cell table:style-name="Tabela2.B1" office:value-type="string">
            <text:p text:style-name="P16">Descrição</text:p>
          </table:table-cell>
        </table:table-row>
        <table:table-row>
          <table:table-cell table:style-name="Tabela2.A2" office:value-type="string">
            <text:p text:style-name="P18">Mantenedor da “praça” online de estabelecimentos alimentícios</text:p>
          </table:table-cell>
          <table:table-cell table:style-name="Tabela2.B2" office:value-type="string">
            <text:p text:style-name="Table_20_Contents"><text:span text:style-name="Fonte_20_parág._20_padrão"><text:span text:style-name="T3">Responsável </text:span></text:span><text:span text:style-name="Fonte_20_parág._20_padrão"><text:span text:style-name="T4">pela instalação e manutenção do aplicativo e pelas “parcerias” com estabelecimentos</text:span></text:span></text:p>
          </table:table-cell>
        </table:table-row>
        <table:table-row>
          <table:table-cell table:style-name="Tabela2.A2" office:value-type="string">
            <text:p text:style-name="P18">Estabelecimento do ramo alimentício de pequeno e médio porte</text:p>
          </table:table-cell>
          <table:table-cell table:style-name="Tabela2.B2" office:value-type="string">
            <text:p text:style-name="P18">“Cliente” do mantenedor da praça online dos estabelecimentos deste tipo. Responsável por disponibilizar os cardápios e atender aos pedidos.</text:p>
          </table:table-cell>
        </table:table-row>
        <table:table-row>
          <table:table-cell table:style-name="Tabela2.A2" office:value-type="string">
            <text:p text:style-name="P18">Cliente do estabelecimento</text:p>
          </table:table-cell>
          <table:table-cell table:style-name="Tabela2.B2" office:value-type="string">
            <text:p text:style-name="P18">Dispara solicitações de entrega para os estabelecimentos</text:p>
          </table:table-cell>
        </table:table-row>
      </table:table>
      <text:p text:style-name="Standard"/>
      <text:h text:style-name="Heading_20_1" text:outline-level="1">Usuários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6">Função/Papel</text:p>
          </table:table-cell>
          <table:table-cell table:style-name="Tabela3.A1" office:value-type="string">
            <text:p text:style-name="P16">Descrição</text:p>
          </table:table-cell>
          <table:table-cell table:style-name="Tabela3.C1" office:value-type="string">
            <text:p text:style-name="P16">Envolvido</text:p>
          </table:table-cell>
        </table:table-row>
        <table:table-row>
          <table:table-cell table:style-name="Tabela3.A2" office:value-type="string">
            <text:p text:style-name="P17">Administrador</text:p>
          </table:table-cell>
          <table:table-cell table:style-name="Tabela3.A2" office:value-type="string">
            <text:p text:style-name="P18">Responsável pela configuração e funcionamento do sistema. Organiza e controla os estabelecimentos no sistema</text:p>
          </table:table-cell>
          <table:table-cell table:style-name="Tabela3.C2" office:value-type="string">
            <text:p text:style-name="P18">Mantenedor da “praça” online</text:p>
          </table:table-cell>
        </table:table-row>
        <table:table-row>
          <table:table-cell table:style-name="Tabela3.A2" office:value-type="string">
            <text:p text:style-name="P17">Gestor do estabelecimento</text:p>
          </table:table-cell>
          <table:table-cell table:style-name="Tabela3.A2" office:value-type="string">
            <text:p text:style-name="P18">Tem acesso a relatórios gerenciais do seu estabelecimento no sistema, pode realizar atendimentos e é responsável pela disponibilização do cardápio</text:p>
          </table:table-cell>
          <table:table-cell table:style-name="Tabela3.C2" office:value-type="string">
            <text:p text:style-name="P18">Estabelecimento do ramo alimentício</text:p>
          </table:table-cell>
        </table:table-row>
        <table:table-row>
          <table:table-cell table:style-name="Tabela3.A2" office:value-type="string">
            <text:p text:style-name="P17">Atendente</text:p>
          </table:table-cell>
          <table:table-cell table:style-name="Tabela3.A2" office:value-type="string">
            <text:p text:style-name="P18">Tem a função de atender as solicitações geradas no sistema pelos clientes para seu estabelecimento</text:p>
          </table:table-cell>
          <table:table-cell table:style-name="Tabela3.C2" office:value-type="string">
            <text:p text:style-name="P18">Estabelecimentos do ramo alimentício</text:p>
          </table:table-cell>
        </table:table-row>
        <table:table-row>
          <table:table-cell table:style-name="Tabela3.A2" office:value-type="string">
            <text:p text:style-name="P17">Cliente</text:p>
          </table:table-cell>
          <table:table-cell table:style-name="Tabela3.A2" office:value-type="string">
            <text:p text:style-name="P18">Realiza pedidos em diversos estabelecimentos</text:p>
          </table:table-cell>
          <table:table-cell table:style-name="Tabela3.C2" office:value-type="string">
            <text:p text:style-name="P18">Cliente do estabelecimento</text:p>
          </table:table-cell>
        </table:table-row>
      </table:table>
      <text:p text:style-name="P9"/>
      <text:h text:style-name="Heading_20_1" text:outline-level="1">Visão Geral da Solução Proposta</text:h>
      <text:p text:style-name="P14">A presente solução proposta, objetiva produzir um sistema que será utilizado como uma praça de alimentação online. Não é um dos objetivos do projeto fazer a implantação desta praça de <text:soft-page-break/>alimentação, apenas desenvolver a aplicação que a tornará possível. Este sistema será um portal de compras de alimentos preparados (pratos). O(s) responsável(is) pela instalação e manutenção do aplicativo farão “parcerias” com estabelecimentos que fornecerão os pratos, esses pratos serão cadastrados neste portal e estarão disponíveis para serem comprados por usuários que se auto-cadastrarão no portal.<text:tab/></text:p>
      <text:p text:style-name="P14">A quase onipresença da internet nas grandes cidades tem feito com que muitos estabelecimentos passem a oferecer a seus clientes a modalidade de pedidos de pratos via web. Entretanto muitos outros ainda estão excluídos desse processo. A disponibilização de pratos para compras online não é tarefa simples e estabelecimentos pequenos normalmente não se interessam em investir para disponibilizar esse serviço aos seus clientes. Aplicativos como o Food Delivery Web podem democratizar a disponibilização desse serviço, aumentando o leque de possíveis consumidores desses estabelecimentos. Além disso, um aplicativo como este elimina os contatos telefônicos e seus problemas como linha ocupada, filas de espera, etc. e permite ao usuário acessar o cardápio com preços, fotos, descrição, sem necessidade de perguntas pelo telefone.</text:p>
      <text:h text:style-name="Heading_20_1" text:outline-level="1">Requisitos de Negócio</text:h>
      <text:h text:style-name="Heading_20_2" text:outline-level="2">Funcionais</text:h>
      <text:p text:style-name="P19">RQN1 - Manter Cliente</text:p>
      <text:p text:style-name="P19">A qualquer momento o administrador poderá incluir ou alterar ou excluir ou consultar clientes, sendo necessário para tanto que informe: nome, email, senha, endereço, ponto de referência, CEP, telefone fixo, celular, data de nascimento, sexo e CPF.</text:p>
      <text:p text:style-name="P19"/>
      <text:p text:style-name="P19">RQN2 - Manter CEP</text:p>
      <text:p text:style-name="P19">A qualquer momento o administrador poderá incluir ou alterar ou excluir ou consultar CEP's, sendo necessário para tanto que informe: número do CEP, logradouro, bairro, cidade e estado.</text:p>
      <text:p text:style-name="P19"/>
      <text:p text:style-name="P19">RQN3 - Manter Estabelecimento</text:p>
      <text:p text:style-name="P19">A qualquer momento o administrador poderá incluir ou alterar ou excluir ou consultar estabelecimentos, sendo necessário para tanto que informe: nome do estabelecimento, CNPJ, slogan, endereço, CEP, email, telefone fixo, responsável, celular do responsável, tempo de entrega, custo de entrega, formas de pagamento aceitas, dias de funcionamento, horário de abertura e horário de encerramento. Para cada estabelecimento será permitido ao gestor do estabelecimento à atualização do slogan, endereço, CEP, email, telefone fixo, responsável, celular do responsável, tempo de entrega, custo de entrega, formas de pagamento aceitas, dias de funcionamento, horário de abertura e horário de encerramento.</text:p>
      <text:p text:style-name="P19"/>
      <text:p text:style-name="P19">RQN4 - Manter Cardápio</text:p>
      <text:p text:style-name="P19">A qualquer momento o gestor do estabelecimento poderá incluir ou alterar ou excluir ou consultar cardápios, sendo necessário para tanto que informe: nome do cardápio. Um estabelecimento poderá ter um ou mais cardápios. O sistema deve associar automaticamente o cardápio ao estabelecimento do gestor do estabelecimento.</text:p>
      <text:p text:style-name="P19"/>
      <text:p text:style-name="P19">RQN5 - Manter Prato</text:p>
      <text:p text:style-name="P19">A qualquer momento o gestor do estabelecimento poderá incluir ou alterar ou excluir ou consultar pratos, sendo necessário para tanto que informe: nome do prato, descrição, foto do prato, tamanho, valor e cardápio associado. Um cardápio poderá ter um ou mais pratos. As opções de cardápio deverão ser exibidas de acordo com o estabelecimento do gestor do estabelecimento.</text:p>
      <text:p text:style-name="P19"/>
      <text:p text:style-name="P19"><text:soft-page-break/>RQN6 - Manter Pedido</text:p>
      <text:p text:style-name="P19">A qualquer momento o gestor do estabelecimento ou o atendente poderá incluir ou consultar pedidos, sendo necessário para tanto que informe: cliente, pratos com a respectiva quantidade e seu valor unitário, data e hora do pedido, data e hora da entrega, observação, forma de pagamento, valor total do pedido e situação (na fila, cancelado ou finalizado). O pedido sempre estará associado a um estabelecimento. O administrador do sistema ou gestor do estabelecimento poderão excluir qualquer pedido, sendo que o mesmo somente será desativado do sistema.</text:p>
      <text:p text:style-name="P19"/>
      <text:p text:style-name="P19">RQN7 - Manter Formas de pagamento</text:p>
      <text:p text:style-name="P19">A qualquer momento o administrador poderá incluir ou alterar ou excluir ou consultar formas de pagamento, sendo necessário para tanto que informe: nome do tipo de pagamento e ícone ilustrativo.</text:p>
      <text:p text:style-name="P19"/>
      <text:p text:style-name="P19">RQN8 - Efetuar cadastro</text:p>
      <text:p text:style-name="P19">A qualquer momento o cliente poderá incluir ou alterar ou consultar seu cadastro, sendo necessário para tanto que informe: nome, email, senha, endereço, ponto de referência, CEP, telefone fixo, celular, data de nascimento, sexo e CPF.</text:p>
      <text:p text:style-name="P19"/>
      <text:p text:style-name="P19">RQN9 - Agendar entrega de pedido</text:p>
      <text:p text:style-name="P19">No momento da solicitação do pedido, será permitido ao cliente, opcionalmente, o agendamento do pedido, sendo necessário para tanto que informe: data e hora de entrega do pedido. A data e hora de entrega devem respeitar o limite de tempo de entrega do estabelecimento.</text:p>
      <text:p text:style-name="P19"/>
      <text:p text:style-name="P19">RQN10 - Pesquisar Pedidos</text:p>
      <text:p text:style-name="P19">A qualquer momento o cliente poderá pesquisar seus pedidos, opcionalmente poderá informar: número do pedido ou estabelecimento como filtro da pesquisa.</text:p>
      <text:p text:style-name="P19"/>
      <text:p text:style-name="P19">RQN11 - Exibir Estabelecimentos</text:p>
      <text:p text:style-name="P19">A qualquer momento o cliente poderá exibir a lista de estabelecimentos.</text:p>
      <text:p text:style-name="P19"/>
      <text:p text:style-name="P19">RQN12 - Exibir Cardápio</text:p>
      <text:p text:style-name="P19">A qualquer momento o cliente poderá exibir a lista de cardápios de um determinado estabelecimento.</text:p>
      <text:p text:style-name="P19"/>
      <text:p text:style-name="P19">RQN13 - Exibir Prato</text:p>
      <text:p text:style-name="P19">A qualquer momento o cliente poderá exibir a lista de pratos de um determinado cardápio de um estabelecimento, sendo permitido adicionar pratos à lista do pedido.</text:p>
      <text:p text:style-name="P19"/>
      <text:p text:style-name="P19">RQN14 - Solicitar pedido</text:p>
      <text:p text:style-name="P19">A qualquer momento o cliente poderá solicitar o pedido a um estabelecimento, respeitando as datas e horário de funcionamento do estabelecimento. Para tanto será necessário que informe: pratos com a respectiva quantidade de cada um e forma de pagamento. O pedido deverá estar associado ao cliente previamente cadastrado e “logado” no sistema. O sistema registrará automaticamente o estabelecimento, valor unitário de cada prato, o custo de entrega agregado ao valor total e as datas e hora de pedido e entrega. Além disso, notificará o estabelecimento por aviso no sistema e email.</text:p>
      <text:p text:style-name="P19"/>
      <text:p text:style-name="P19">RQN15 - Registrar avaliação de restaurante</text:p>
      <text:p text:style-name="P19">No momento que o pedido estiver no estado finalizado, será permitido ao cliente a avaliação do estabelecimento informando em uma escala de 1 a 5 o serviço como um todo.</text:p>
      <text:p text:style-name="P19"/>
      <text:p text:style-name="P19">RQN16 - Consultar Pedidos por estabelecimento e período</text:p>
      <text:p text:style-name="P19">A qualquer momento o administrador ou gestor do estabelecimento poderá gerar um relatório com informações de pedidos de cliente, sendo necessário que informe o estabelecimento (no caso do gestor do estabelecimento, não estará disponível esta <text:soft-page-break/>opção) e período da solicitação de pedidos para obter as seguintes informações dos pedidos: número do pedido, cliente, pratos, valor total e avaliação (se houver).</text:p>
      <text:p text:style-name="P19"/>
      <text:p text:style-name="P19">RQN17 - Consultar Cliente por estabelecimento</text:p>
      <text:p text:style-name="P19">A qualquer momento o administrador ou gestor do estabelecimento poderá gerar um relatório com informações de pedidos de cliente, sendo necessário que informe o estabelecimento (no caso do gestor do estabelecimento, não estará disponível esta opção) para obter as seguintes informações dos clientes: nome, endereço, sexo, data de nascimento, telefone fixo e celular.</text:p>
      <text:p text:style-name="P20"/>
      <text:h text:style-name="Heading_20_2" text:outline-level="2">Inversos</text:h>
      <text:p text:style-name="P20">RQN25 - Neste momento o sistema não fará notificações de pedido ao estabelecimento via SMS</text:p>
      <text:p text:style-name="P20">RQN26 - Neste momento o sistema não será internacionalizado</text:p>
      <text:p text:style-name="P20"/>
      <text:h text:style-name="Heading_20_2" text:outline-level="2">Não Funcionais</text:h>
      <text:p text:style-name="P20">RQN18 - O sistema deverá estar disponível 24h durante os 7 dias da semana</text:p>
      <text:p text:style-name="P20">RQN19 - Será tolerado um tempo máximo de 7h por semana sem a aplicação no ar</text:p>
      <text:p text:style-name="P20">RQN20 - O sistema deverá suportar inicialmente 10 usuários simultâneos realizando pedidos e a capacidade de 200 pedidos por hora</text:p>
      <text:p text:style-name="P20">RQN21 - O sistema não deve demorar mais do que 45 segundos para atualizar o quadro de pedidos</text:p>
      <text:p text:style-name="P20">RQN22 - O sistema web deve ser compatível com as normas do W3C para XHTML 1.0 transitional</text:p>
      <text:p text:style-name="P20">RQN23 - O sistema deverá guardar cópias de segurança diariamente</text:p>
      <text:p text:style-name="P20">RQN24 - O controle de acesso dos usuários será realizado através do Middleware MACA</text:p>
      <text:p text:style-name="P20"/>
      <text:h text:style-name="Heading_20_1" text:outline-level="1">Restrições</text:h>
      <text:p text:style-name="P15">O sistema estará licenciado sob a GPLv3.</text:p>
      <text:h text:style-name="Heading_20_1" text:outline-level="1">Itens cancelados</text:h>
      <text:p text:style-name="P15">Não há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Arial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1" style:family="text">
      <style:text-properties style:font-name="Symbol"/>
    </style:style>
    <style:style style:name="WW8Num26z0" style:family="text">
      <style:text-properties style:font-name="Wingdings" fo:font-size="8pt" style:font-size-asian="8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WW_5f_CharLFO6LVL2" style:display-name="WW_CharLFO6LVL2" style:family="text">
      <style:text-properties style:font-name="Symbol"/>
    </style:style>
    <style:style style:name="WW_5f_CharLFO7LVL1" style:display-name="WW_CharLFO7LVL1" style:family="text">
      <style:text-properties style:font-name="Times New Roman" style:font-name-asian="Times New Roman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2LVL1" style:display-name="WW_CharLFO12LVL1" style:family="text">
      <style:text-properties style:font-name="Courier New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16LVL1" style:display-name="WW_CharLFO16LVL1" style:family="text">
      <style:text-properties style:font-name="Times New Roman" style:font-name-complex="Times New Roman"/>
    </style:style>
    <style:style style:name="WW_5f_CharLFO17LVL1" style:display-name="WW_CharLFO17LVL1" style:family="text">
      <style:text-properties fo:color="#000000"/>
    </style:style>
    <style:style style:name="WW_5f_CharLFO18LVL1" style:display-name="WW_CharLFO18LVL1" style:family="text">
      <style:text-properties style:font-name="Times New Roman" style:font-name-complex="Times New Roman"/>
    </style:style>
    <style:style style:name="WW_5f_CharLFO18LVL2" style:display-name="WW_CharLFO18LVL2" style:family="text">
      <style:text-properties style:font-name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Times New Roman" style:font-name-asian="Times New Roman" style:font-name-complex="Times New Roman"/>
    </style:style>
    <style:style style:name="WW_5f_CharLFO19LVL2" style:display-name="WW_CharLFO19LVL2" style:family="text">
      <style:text-properties style:font-name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/>
    </style:style>
    <style:style style:name="WW_5f_CharLFO19LVL9" style:display-name="WW_CharLFO19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2" style:display-name="WW_CharLFO25LVL2" style:family="text">
      <style:text-properties style:font-name="Symbol"/>
    </style:style>
    <style:style style:name="WW_5f_CharLFO28LVL1" style:display-name="WW_CharLFO28LVL1" style:family="text">
      <style:text-properties style:font-name="Wingdings" fo:font-size="8pt" style:font-size-asian="8pt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Times New Roman" style:font-name-asian="Times New Roman" style:font-name-complex="Times New Roman"/>
    </style:style>
    <style:style style:name="WW_5f_CharLFO29LVL2" style:display-name="WW_CharLFO29LVL2" style:family="text">
      <style:text-properties style:font-name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 fo:font-size="10pt" style:font-size-asian="10pt"/>
    </style:style>
    <style:style style:name="WW_5f_CharLFO30LVL2" style:display-name="WW_CharLFO30LVL2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bullet text:level="2" text:style-name="WW_5f_CharLFO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7LVL1" text:bullet-char="-">
        <style:list-level-properties/>
        <style:text-properties style:font-name="Times New Roman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bullet text:level="2" text:style-name="WW_5f_CharLFO10LVL2" text:bullet-char="o">
        <style:list-level-properties/>
        <style:text-properties style:font-name="Courier New"/>
      </text:list-level-style-bullet>
      <text:list-level-style-bullet text:level="3" text:style-name="WW_5f_CharLFO10LVL3" text:bullet-char="">
        <style:list-level-properties/>
        <style:text-properties style:font-name="Wingdings"/>
      </text:list-level-style-bullet>
      <text:list-level-style-bullet text:level="4" text:style-name="WW_5f_CharLFO10LVL4" text:bullet-char="">
        <style:list-level-properties/>
        <style:text-properties style:font-name="Symbol"/>
      </text:list-level-style-bullet>
      <text:list-level-style-bullet text:level="5" text:style-name="WW_5f_CharLFO10LVL5" text:bullet-char="o">
        <style:list-level-properties/>
        <style:text-properties style:font-name="Courier New"/>
      </text:list-level-style-bullet>
      <text:list-level-style-bullet text:level="6" text:style-name="WW_5f_CharLFO10LVL6" text:bullet-char="">
        <style:list-level-properties/>
        <style:text-properties style:font-name="Wingdings"/>
      </text:list-level-style-bullet>
      <text:list-level-style-bullet text:level="7" text:style-name="WW_5f_CharLFO10LVL7" text:bullet-char="">
        <style:list-level-properties/>
        <style:text-properties style:font-name="Symbol"/>
      </text:list-level-style-bullet>
      <text:list-level-style-bullet text:level="8" text:style-name="WW_5f_CharLFO10LVL8" text:bullet-char="o">
        <style:list-level-properties/>
        <style:text-properties style:font-name="Courier New"/>
      </text:list-level-style-bullet>
      <text:list-level-style-bullet text:level="9" text:style-name="WW_5f_CharLFO1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o">
        <style:list-level-properties/>
        <style:text-properties style:font-name="Courier New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_5f_CharLFO17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-">
        <style:list-level-properties/>
        <style:text-properties style:font-name="Times New Roman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-">
        <style:list-level-properties/>
        <style:text-properties style:font-name="Times New Roman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bullet text:level="2" text:style-name="WW_5f_CharLFO2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8LVL1" text:bullet-char="">
        <style:list-level-properties/>
        <style:text-properties style:font-name="Wingdings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-">
        <style:list-level-properties/>
        <style:text-properties style:font-name="Times New Roman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style:font-name="Arial" fo:font-size="10pt" fo:language="en" fo:country="US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<text:file-name text:display="name">Documento de Visão</text:file-name></text:span></text:span><text:span text:style-name="Page_20_Number"><text:span text:style-name="MT2"><text:tab/><text:tab/></text:span></text:span><text:span text:style-name="Page_20_Number"><text:span text:style-name="MT3">Pag. </text:span></text:span><text:span text:style-name="Page_20_Number"><text:span text:style-name="MT1"><text:page-number text:select-page="current">5</text:page-number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Documento de Visão</dc:title>
    <meta:initial-creator>Administrador</meta:initial-creator>
    <dc:creator>. .</dc:creator>
    <meta:creation-date>2008-10-18T13:40:00Z</meta:creation-date>
    <dc:date>2009-10-20T20:48:16.07</dc:date>
    <meta:editing-cycles>67</meta:editing-cycles>
    <meta:editing-duration>PT04H26M31S</meta:editing-duration>
    <meta:document-statistic meta:table-count="3" meta:image-count="0" meta:object-count="0" meta:page-count="5" meta:paragraph-count="106" meta:word-count="1730" meta:character-count="11369"/>
    <meta:user-defined meta:name="ReqProMenus" meta:value-type="boolean">false</meta:user-defined>
    <meta:template xlink:type="simple" xlink:actuate="onRequest" xlink:title="" xlink:href="Normal.dotm"/>
  </office:meta>
</office:document-meta>
</file>